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style:vertical-align="middle" fo:wrap-option="wrap" fo:background-color="#5B9BD5" style:repeat-content="false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fo:background-color="#ED7D31" style:repeat-content="false"/>
      <style:paragraph-properties fo:text-align="center"/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style:vertical-align="middle" fo:wrap-option="wrap" fo:background-color="#E97132" style:repeat-content="false"/>
      <style:paragraph-properties fo:text-align="center"/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style:vertical-align="middle" fo:wrap-option="wrap" fo:background-color="#4D93D9" style:repeat-content="false"/>
      <style:paragraph-properties fo:text-align="center"/>
      <style:text-properties fo:font-size="15pt" style:font-size-asian="15pt" style:font-size-complex="15pt"/>
    </style:style>
    <style:style style:name="ce9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font-size="15pt" style:font-size-asian="15pt" style:font-size-complex="15p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7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5" table:style-name="ce2"/>
          <table:table-cell office:value-type="string" table:style-name="ce2">
            <text:p>o</text:p>
          </table:table-cell>
          <table:table-cell office:value-type="string" table:style-name="ce3">
            <text:p>staff_damage_big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4"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3">
            <text:p>chaos_penetration_big</text:p>
          </table:table-cell>
          <table:table-cell table:style-name="ce2"/>
          <table:table-cell office:value-type="string" table:style-name="ce3">
            <text:p>all_chaos_damage_big</text:p>
          </table:table-cell>
          <table:table-cell table:number-columns-repeated="41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mana_on_hi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3" table:style-name="ce2"/>
          <table:table-cell office:value-type="string" table:style-name="ce3">
            <text:p>summon_health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capacity</text:p>
          </table:table-cell>
          <table:table-cell table:number-columns-repeated="4" table:style-name="ce2"/>
          <table:table-cell office:value-type="string" table:style-name="ce3">
            <text:p>chaos_penetration</text:p>
          </table:table-cell>
          <table:table-cell table:number-columns-repeated="7" table:style-name="ce2"/>
          <table:table-cell table:style-name="ce4"/>
          <table:table-cell table:style-name="ce2"/>
          <table:table-cell office:value-type="string" table:style-name="ce3">
            <text:p>all_fire_damage_big</text:p>
          </table:table-cell>
          <table:table-cell table:number-columns-repeated="6" table:style-name="ce2"/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3">
            <text:p>shock_proc_chance_big</text:p>
          </table:table-cell>
          <table:table-cell table:number-columns-repeated="6" table:style-name="ce2"/>
          <table:table-cell office:value-type="string" table:style-name="ce3">
            <text:p>all_water_damage_big</text:p>
          </table:table-cell>
          <table:table-cell table:style-name="ce2"/>
          <table:table-cell table:style-name="ce4"/>
          <table:table-cell table:number-columns-repeated="12" table:style-name="ce2"/>
          <table:table-cell office:value-type="string" table:style-name="ce3">
            <text:p>staff_damage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7" table:style-name="ce2"/>
          <table:table-cell office:value-type="string" table:style-name="ce3">
            <text:p>fire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fire_damage_big</text:p>
          </table:table-cell>
          <table:table-cell table:number-columns-repeated="2" table:style-name="ce2"/>
          <table:table-cell office:value-type="string" table:style-name="ce3">
            <text:p>lightning_penetration</text:p>
          </table:table-cell>
          <table:table-cell table:number-columns-repeated="5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all_water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wate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mana_on_hit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8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fire_dot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cast_spee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8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style-name="ce2"/>
          <table:table-cell office:value-type="string" table:style-name="ce3">
            <text:p>all_fire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table:number-columns-repeated="2"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water_dot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ll_wat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int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dot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pell_water_damage_and_do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summoner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9" table:style-name="ce2"/>
          <table:table-cell office:value-type="string" table:style-name="ce3">
            <text:p>song_duration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all_chaos_damage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5">
            <text:p>curse_maste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table:style-name="ce4"/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3">
            <text:p>curse_effect</text:p>
          </table:table-cell>
          <table:table-cell table:number-columns-repeated="3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2">
            <text:p>o</text:p>
          </table:table-cell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effect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office:value-type="string" table:style-name="ce4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3">
            <text:p>burn_damage_big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table:number-columns-repeated="3" table:style-name="ce2"/>
          <table:table-cell office:value-type="string" table:style-name="ce3">
            <text:p>song_duration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ele_staff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6">
            <text:p>twincast</text:p>
          </table:table-cell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h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_big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damag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3" table:style-name="ce2"/>
          <table:table-cell office:value-type="string" table:style-name="ce3">
            <text:p>curse_effect_big</text:p>
          </table:table-cell>
          <table:table-cell table:number-columns-repeated="4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hammer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h</text:p>
          </table:table-cell>
          <table:table-cell table:number-columns-repeated="7" table:style-name="ce2"/>
          <table:table-cell office:value-type="string" table:style-name="ce3">
            <text:p>electrify_chanc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9" table:style-name="ce2"/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3">
            <text:p>fire_resis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duratio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freeze_damage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chanc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aura_effect_big</text:p>
          </table:table-cell>
          <table:table-cell table:number-columns-repeated="3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ctrify_chanc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ctrify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number-columns-repeated="3" table:style-name="ce4"/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effect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ele_hammer_damage_big</text:p>
          </table:table-cell>
          <table:table-cell table:number-columns-repeated="4" table:style-name="ce2"/>
          <table:table-cell office:value-type="string" table:style-name="ce3">
            <text:p>armor_penetration_perce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3">
            <text:p>mana_percent_big</text:p>
          </table:table-cell>
          <table:table-cell table:number-columns-repeated="6" table:style-name="ce2"/>
          <table:table-cell office:value-type="string" table:style-name="ce2">
            <text:p>v</text:p>
          </table:table-cell>
          <table:table-cell table:number-columns-repeated="10" table:style-name="ce2"/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urse_effec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damage_big</text:p>
          </table:table-cell>
          <table:table-cell table:style-name="ce4"/>
          <table:table-cell office:value-type="string" table:style-name="ce3">
            <text:p>critical_damage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5">
            <text:p>harmony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1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4">
            <text:p>p</text:p>
          </table:table-cell>
          <table:table-cell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5">
            <text:p>ms_all_in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ele_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mana_regen_percent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physical_resist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5" table:style-name="ce2"/>
          <table:table-cell office:value-type="string" table:style-name="ce3">
            <text:p>staff_damage_big</text:p>
          </table:table-cell>
          <table:table-cell table:number-columns-repeated="4" table:style-name="ce2"/>
          <table:table-cell office:value-type="string" table:style-name="ce3">
            <text:p>magic_shield_regen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os_penetrat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i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phys_to_chaos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chaos_damage_bi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p</text:p>
          </table:table-cell>
          <table:table-cell office:value-type="string" table:style-name="ce3">
            <text:p>summon_damage</text:p>
          </table:table-cell>
          <table:table-cell table:number-columns-repeated="6"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5">
            <text:p>heretic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ummon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style-name="ce2"/>
          <table:table-cell office:value-type="string" table:style-name="ce3">
            <text:p>cast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physical_resi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5">
            <text:p>minion_catapult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magic_shield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_big</text:p>
          </table:table-cell>
          <table:table-cell table:style-name="ce2"/>
          <table:table-cell table:style-name="ce4"/>
          <table:table-cell table:style-name="ce2"/>
          <table:table-cell office:value-type="string" table:style-name="ce3">
            <text:p>poison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uration</text:p>
          </table:table-cell>
          <table:table-cell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haos_dot_damage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i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_big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5">
            <text:p>ghost_shrou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poison_damage_big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increase_healing</text:p>
          </table:table-cell>
          <table:table-cell table:style-name="ce4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_hp_regen_big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3">
            <text:p>dagg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style-name="ce4"/>
          <table:table-cell table:style-name="ce2"/>
          <table:table-cell office:value-type="string" table:style-name="ce2">
            <text:p>l</text:p>
          </table:table-cell>
          <table:table-cell table:number-columns-repeated="7" table:style-name="ce2"/>
          <table:table-cell table:number-columns-repeated="3" table:style-name="ce4"/>
          <table:table-cell office:value-type="string" table:style-name="ce3">
            <text:p>all_fire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3">
            <text:p>totem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ura_effect</text:p>
          </table:table-cell>
          <table:table-cell table:number-columns-repeated="2" table:style-name="ce2"/>
          <table:table-cell office:value-type="string" table:style-name="ce3">
            <text:p>increase_healing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table:number-columns-repeated="4" table:style-name="ce4"/>
          <table:table-cell table:style-name="ce2"/>
          <table:table-cell office:value-type="string" table:style-name="ce3">
            <text:p>all_fire_damage</text:p>
          </table:table-cell>
          <table:table-cell table:number-columns-repeated="2" table:style-name="ce2"/>
          <table:table-cell office:value-type="string" table:style-name="ce4">
            <text:p>dex</text:p>
          </table:table-cell>
          <table:table-cell table:number-columns-repeated="2" table:style-name="ce2"/>
          <table:table-cell office:value-type="string" table:style-name="ce5">
            <text:p>golemanc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mana_on_hit_big</text:p>
          </table:table-cell>
          <table:table-cell table:number-columns-repeated="3" table:style-name="ce2"/>
          <table:table-cell office:value-type="string" table:style-name="ce4">
            <text:p>str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style-name="ce2"/>
          <table:table-cell office:value-type="string" table:style-name="ce3">
            <text:p>dot_dmg</text:p>
          </table:table-cell>
          <table:table-cell table:number-columns-repeated="11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pell_fire_damage_big</text:p>
          </table:table-cell>
          <table:table-cell table:style-name="ce2"/>
          <table:table-cell office:value-type="string" table:style-name="ce3">
            <text:p>spell_water_damage_big</text:p>
          </table:table-cell>
          <table:table-cell table:style-name="ce2"/>
          <table:table-cell office:value-type="string" table:style-name="ce3">
            <text:p>spell_lightning_damage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table:style-name="ce1"/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sitive_effec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energy_claws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5">
            <text:p>divinity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ura_effec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irit_cos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ritical_hit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trap_area_dmg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3" table:style-name="ce2"/>
          <table:table-cell office:value-type="string" table:style-name="ce3">
            <text:p>fire_water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3">
            <text:p>dagger_damage</text:p>
          </table:table-cell>
          <table:table-cell table:number-columns-repeated="2" table:style-name="ce2"/>
          <table:table-cell office:value-type="string" table:style-name="ce3">
            <text:p>critical_hit_big</text:p>
          </table:table-cell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big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ong_damage_big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table:number-columns-repeated="2" table:style-name="ce4"/>
          <table:table-cell table:number-columns-repeated="2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sitive_effect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phys_to_water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p_mana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3">
            <text:p>summon_damage_big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ummon_health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shad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fire_water_damage</text:p>
          </table:table-cell>
          <table:table-cell table:number-columns-repeated="3" table:style-name="ce2"/>
          <table:table-cell office:value-type="string" table:style-name="ce3">
            <text:p>all_wat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trap_cd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office:value-type="string" table:style-name="ce2">
            <text:p>l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l</text:p>
          </table:table-cell>
          <table:table-cell office:value-type="string" table:style-name="ce3">
            <text:p>armor_ms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elemental_overload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3">
            <text:p>int_dmg_big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hp_mana_small</text:p>
          </table:table-cell>
          <table:table-cell table:number-columns-repeated="3" table:style-name="ce2"/>
          <table:table-cell office:value-type="string" table:style-name="ce3">
            <text:p>hp_mana_small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mana_ms_percent_big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all_water_damage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cdr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elemental_resi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mana_regen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ast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hp_mana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ms_energy_regen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office:value-type="string" table:style-name="ce7">
            <text:p>u</text:p>
          </table:table-cell>
          <table:table-cell table:number-columns-repeated="7" table:style-name="ce2"/>
          <table:table-cell office:value-type="string" table:style-name="ce3">
            <text:p>physical_resis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trap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ll_element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2" table:style-name="ce2"/>
          <table:table-cell office:value-type="string" table:style-name="ce3">
            <text:p>armor_ms_big</text:p>
          </table:table-cell>
          <table:table-cell table:style-name="ce2"/>
          <table:table-cell office:value-type="string" table:style-name="ce3">
            <text:p>armor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4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3">
            <text:p>ms_energy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i</text:p>
          </table:table-cell>
          <table:table-cell table:number-columns-repeated="2" table:style-name="ce2"/>
          <table:table-cell office:value-type="string" table:style-name="ce2">
            <text:p>j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resi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3">
            <text:p>magic_shield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p_ms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table:number-columns-repeated="2" table:style-name="ce2"/>
          <table:table-cell office:value-type="string" table:style-name="ce3">
            <text:p>lightning_any_wep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ghast</text:p>
          </table:table-cell>
          <table:table-cell table:number-columns-repeated="4" table:style-name="ce2"/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8">
            <text:p>ele_scythe_damage_big</text:p>
          </table:table-cell>
          <table:table-cell table:number-columns-repeated="3" table:style-name="ce2"/>
          <table:table-cell office:value-type="string" table:style-name="ce8">
            <text:p>burn_duration</text:p>
          </table:table-cell>
          <table:table-cell office:value-type="string" table:style-name="ce2">
            <text:p>k</text:p>
          </table:table-cell>
          <table:table-cell office:value-type="string" table:style-name="ce8">
            <text:p>burn_chanc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rap_cdr</text:p>
          </table:table-cell>
          <table:table-cell table:number-columns-repeated="2" table:style-name="ce2"/>
          <table:table-cell office:value-type="string" table:style-name="ce3">
            <text:p>inc_ao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mana_battery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s_energy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trap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3">
            <text:p>phys_to_fir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8">
            <text:p>ele_scyth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t_dmg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s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8">
            <text:p>ele_scythe_damage</text:p>
          </table:table-cell>
          <table:table-cell table:number-columns-repeated="2" table:style-name="ce2"/>
          <table:table-cell office:value-type="string" table:style-name="ce8">
            <text:p>burn_durati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rap_cdr_big</text:p>
          </table:table-cell>
          <table:table-cell table:number-columns-repeated="3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i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resis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trap_damage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style-name="ce2"/>
          <table:table-cell office:value-type="string" table:style-name="ce8">
            <text:p>move_speed_big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style-name="ce2"/>
          <table:table-cell table:style-name="ce4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4"/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5">
            <text:p>conservation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jewel_socke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move_speed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table:style-name="ce2"/>
          <table:table-cell office:value-type="string" table:style-name="ce8">
            <text:p>scythe_damage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elemental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total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9">
            <text:p>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dodge_ms_big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ttack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8">
            <text:p>scythe_damage_big</text:p>
          </table:table-cell>
          <table:table-cell office:value-type="string" table:style-name="ce2">
            <text:p>o</text:p>
          </table:table-cell>
          <table:table-cell office:value-type="string" table:style-name="ce8">
            <text:p>scythe_damage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table:style-name="ce4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4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mana_cos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7" table:style-name="ce2"/>
          <table:table-cell office:value-type="string" table:style-name="ce3">
            <text:p>spirit_co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ura_effect_big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ttack_speed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pear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song_effect_big</text:p>
          </table:table-cell>
          <table:table-cell table:number-columns-repeated="9" table:style-name="ce2"/>
          <table:table-cell office:value-type="string" table:style-name="ce6">
            <text:p>brutality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elemental_damage</text:p>
          </table:table-cell>
          <table:table-cell office:value-type="string" table:style-name="ce4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elemental_resist_big</text:p>
          </table:table-cell>
          <table:table-cell office:value-type="string" table:style-name="ce4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dodge_ms</text:p>
          </table:table-cell>
          <table:table-cell table:number-columns-repeated="2" table:style-name="ce2"/>
          <table:table-cell office:value-type="string" table:style-name="ce3">
            <text:p>hp_mana_small</text:p>
          </table:table-cell>
          <table:table-cell table:number-columns-repeated="6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pear_damage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percent</text:p>
          </table:table-cell>
          <table:table-cell table:number-columns-repeated="5" table:style-name="ce2"/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ele_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3">
            <text:p>elemental_any_wep_damage_big</text:p>
          </table:table-cell>
          <table:table-cell office:value-type="string" table:style-name="ce4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al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5">
            <text:p>necromantic_defense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mantra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tot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4" table:style-name="ce2"/>
          <table:table-cell office:value-type="string" table:style-name="ce3">
            <text:p>all_phys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gic_shield_regen_percent</text:p>
          </table:table-cell>
          <table:table-cell table:number-columns-repeated="3" table:style-name="ce2"/>
          <table:table-cell office:value-type="string" table:style-name="ce2">
            <text:p>magic_shield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3">
            <text:p>health_percent</text:p>
          </table:table-cell>
          <table:table-cell table:number-columns-repeated="7" table:style-name="ce2"/>
          <table:table-cell office:value-type="string" table:style-name="ce3">
            <text:p>tot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al_damage</text:p>
          </table:table-cell>
          <table:table-cell table:number-columns-repeated="7" table:style-name="ce2"/>
          <table:table-cell office:value-type="string" table:style-name="ce3">
            <text:p>hp_mana_small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mana_regen_energy_regen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_big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hysical_chaos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ms_big</text:p>
          </table:table-cell>
          <table:table-cell table:number-columns-repeated="3" table:style-name="ce4"/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cost_big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ms_big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9">
            <text:p>guard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9">
            <text:p>rogu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ttack_speed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regen_energy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energy_regen_big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performe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4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10"/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style-name="ce2"/>
          <table:table-cell office:value-type="string" table:style-name="ce3">
            <text:p>mana_regen_hp_regen_big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table:style-name="ce2"/>
          <table:table-cell table:style-name="ce4"/>
          <table:table-cell table:style-name="ce2"/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3">
            <text:p>mana_regen_energy_regen_big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table:style-name="ce4"/>
          <table:table-cell office:value-type="string" table:style-name="ce4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ic_shield_regen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chaos_damage_big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table:style-name="ce11"/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8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table:style-name="ce4"/>
          <table:table-cell table:number-columns-repeated="3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8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big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armor_ms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4"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2">
            <text:p>u</text:p>
          </table:table-cell>
          <table:table-cell table:number-columns-repeated="1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cdr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5">
            <text:p>glancing_strike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style-name="ce2"/>
          <table:table-cell office:value-type="string" table:style-name="ce3">
            <text:p>hp_armor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move_spe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ove_speed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_big</text:p>
          </table:table-cell>
          <table:table-cell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cdr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hp_armo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move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ove_speed</text:p>
          </table:table-cell>
          <table:table-cell table:number-columns-repeated="3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style-name="ce2"/>
          <table:table-cell office:value-type="string" table:style-name="ce3">
            <text:p>dodge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nd_dancer</text:p>
          </table:table-cell>
          <table:table-cell table:number-columns-repeated="4" table:style-name="ce2"/>
          <table:table-cell office:value-type="string" table:style-name="ce8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duration</text:p>
          </table:table-cell>
          <table:table-cell table:number-columns-repeated="2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tormentor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diamond_will</text:p>
          </table:table-cell>
          <table:table-cell table:number-columns-repeated="5" table:style-name="ce4"/>
          <table:table-cell office:value-type="string" table:style-name="ce12">
            <text:p>[CENTER]</text:p>
          </table:table-cell>
          <table:table-cell table:number-columns-repeated="5" table:style-name="ce4"/>
          <table:table-cell office:value-type="string" table:style-name="ce5">
            <text:p>generosity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damage</text:p>
          </table:table-cell>
          <table:table-cell office:value-type="string" table:style-name="ce2">
            <text:p>o</text:p>
          </table:table-cell>
          <table:table-cell office:value-type="string" table:style-name="ce8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table:number-columns-repeated="8" table:style-name="ce4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ong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3">
            <text:p>physical_dot_damage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tchs_brew</text:p>
          </table:table-cell>
          <table:table-cell table:style-name="ce2"/>
          <table:table-cell office:value-type="string" table:style-name="ce8">
            <text:p>attack_speed_big</text:p>
          </table:table-cell>
          <table:table-cell table:number-columns-repeated="2" table:style-name="ce2"/>
          <table:table-cell office:value-type="string" table:style-name="ce8">
            <text:p>kbr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5">
            <text:p>egoist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</text:p>
          </table:table-cell>
          <table:table-cell table:number-columns-repeated="3" table:style-name="ce2"/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3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table:number-columns-repeated="2" table:style-name="ce2"/>
          <table:table-cell office:value-type="string" table:style-name="ce8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chance</text:p>
          </table:table-cell>
          <table:table-cell table:number-columns-repeated="6" table:style-name="ce2"/>
          <table:table-cell office:value-type="string" table:style-name="ce2">
            <text:p>true_hi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faster_projectile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kbr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i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song_duration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physical_dot_damage</text:p>
          </table:table-cell>
          <table:table-cell table:style-name="ce2"/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3">
            <text:p>phys_to_fire</text:p>
          </table:table-cell>
          <table:table-cell table:style-name="ce2"/>
          <table:table-cell office:value-type="string" table:style-name="ce5">
            <text:p>nether_enthusiast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_big</text:p>
          </table:table-cell>
          <table:table-cell table:style-name="ce2"/>
          <table:table-cell office:value-type="string" table:style-name="ce3">
            <text:p>song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_big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8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8">
            <text:p>energy_regen_percent</text:p>
          </table:table-cell>
          <table:table-cell table:number-columns-repeated="2" table:style-name="ce2"/>
          <table:table-cell office:value-type="string" table:style-name="ce8">
            <text:p>kbr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ealth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_big</text:p>
          </table:table-cell>
          <table:table-cell table:style-name="ce2"/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song_cd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table:number-columns-repeated="3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health_percent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odge_percent</text:p>
          </table:table-cell>
          <table:table-cell table:number-columns-repeated="3" table:style-name="ce2"/>
          <table:table-cell office:value-type="string" table:style-name="ce3">
            <text:p>tra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dodge_percent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projectile_damage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song_effect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_big</text:p>
          </table:table-cell>
          <table:table-cell table:style-name="ce2"/>
          <table:table-cell office:value-type="string" table:style-name="ce3">
            <text:p>physical_dot_damage_big</text:p>
          </table:table-cell>
          <table:table-cell table:number-columns-repeated="4" table:style-name="ce2"/>
          <table:table-cell office:value-type="string" table:style-name="ce3">
            <text:p>phys_to_fir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4"/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4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_big</text:p>
          </table:table-cell>
          <table:table-cell table:style-name="ce2"/>
          <table:table-cell office:value-type="string" table:style-name="ce2">
            <text:p>health_percent</text:p>
          </table:table-cell>
          <table:table-cell table:number-columns-repeated="5" table:style-name="ce2"/>
          <table:table-cell office:value-type="string" table:style-name="ce2">
            <text:p>health_regen_percent_big</text:p>
          </table:table-cell>
          <table:table-cell table:style-name="ce2"/>
          <table:table-cell office:value-type="string" table:style-name="ce3">
            <text:p>elemental_resist</text:p>
          </table:table-cell>
          <table:table-cell table:style-name="ce4"/>
          <table:table-cell office:value-type="string" table:style-name="ce3">
            <text:p>projectile_damage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energy_regen_percent</text:p>
          </table:table-cell>
          <table:table-cell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dodge_percent_big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3">
            <text:p>chain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in_damage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table:number-columns-repeated="3" table:style-name="ce2"/>
          <table:table-cell office:value-type="string" table:style-name="ce3">
            <text:p>str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percent_big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table:style-name="ce2"/>
          <table:table-cell office:value-type="string" table:style-name="ce3">
            <text:p>elemental_resist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style-name="ce2"/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dodge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_big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ex_dmg_big</text:p>
          </table:table-cell>
          <table:table-cell table:number-columns-repeated="5" table:style-name="ce2"/>
          <table:table-cell office:value-type="string" table:style-name="ce3">
            <text:p>dex_dmg_bi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steady_hand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critical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9">
            <text:p>warrior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9">
            <text:p>ranger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elemental_resist_big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hp_regen_energy_regen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acrobat</text:p>
          </table:table-cell>
          <table:table-cell table:number-columns-repeated="2" table:style-name="ce2"/>
          <table:table-cell office:value-type="string" table:style-name="ce3">
            <text:p>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mana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dodge_percent_big</text:p>
          </table:table-cell>
          <table:table-cell table:style-name="ce4"/>
          <table:table-cell table:number-columns-repeated="4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block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positiv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dex_dmg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rmor_penetration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health_regen_percent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ar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cdr_big</text:p>
          </table:table-cell>
          <table:table-cell table:style-name="ce2"/>
          <table:table-cell office:value-type="string" table:style-name="ce3">
            <text:p>totem_durat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table:style-name="ce2"/>
          <table:table-cell office:value-type="string" table:style-name="ce3">
            <text:p>positive_effec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_big</text:p>
          </table:table-cell>
          <table:table-cell table:number-columns-repeated="2" table:style-name="ce2"/>
          <table:table-cell office:value-type="string" table:style-name="ce6">
            <text:p>masochism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oss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6">
            <text:p>defend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j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diamond_grip</text:p>
          </table:table-cell>
          <table:table-cell table:number-columns-repeated="9" table:style-name="ce2"/>
          <table:table-cell office:value-type="string" table:style-name="ce5">
            <text:p>focused_magic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ex_dmg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17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bleed_damage</text:p>
          </table:table-cell>
          <table:table-cell office:value-type="string" table:style-name="ce2">
            <text:p>k</text:p>
          </table:table-cell>
          <table:table-cell office:value-type="string" table:style-name="ce8">
            <text:p>bleed_duration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damage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ax_fire_res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9">
            <text:p>duel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bleed_chance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amage_big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dodge_percent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bleed_damag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resist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5">
            <text:p>elemental_purity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6">
            <text:p>combat_tal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word_damage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table:style-name="ce1"/>
          <table:table-cell table:number-columns-repeated="2" table:style-name="ce2"/>
          <table:table-cell office:value-type="string" table:style-name="ce2">
            <text:p>o</text:p>
          </table:table-cell>
          <table:table-cell table:style-name="ce1"/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lemental_any_wep_damage_big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2" table:style-name="ce2"/>
          <table:table-cell table:style-name="ce1"/>
          <table:table-cell table:number-columns-repeated="4" table:style-name="ce2"/>
          <table:table-cell office:value-type="string" table:style-name="ce3">
            <text:p>hp_healing_received_big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critical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table:style-name="ce1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dod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"/>
          <table:table-cell office:value-type="string" table:style-name="ce3">
            <text:p>phys_to_water_big</text:p>
          </table:table-cell>
          <table:table-cell table:number-columns-repeated="7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critical_hit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nergy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nergy_regen_percent_big</text:p>
          </table:table-cell>
          <table:table-cell table:number-columns-repeated="2" table:style-name="ce2"/>
          <table:table-cell office:value-type="string" table:style-name="ce6">
            <text:p>marauder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netherite_bastion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phys_to_water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p_armor_big</text:p>
          </table:table-cell>
          <table:table-cell table:number-columns-repeated="4" table:style-name="ce2"/>
          <table:table-cell table:number-columns-repeated="2" table:style-name="ce1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ccuracy_percen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poison_chanc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water_damage</text:p>
          </table:table-cell>
          <table:table-cell table:style-name="ce1"/>
          <table:table-cell table:number-columns-repeated="5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3">
            <text:p>accuracy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style-name="ce1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accuracy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freeze_chance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bleed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chanc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energy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freeze_damage_big</text:p>
          </table:table-cell>
          <table:table-cell table:style-name="ce2"/>
          <table:table-cell office:value-type="string" table:style-name="ce3">
            <text:p>poison_damage_big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rap_cdr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sword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8">
            <text:p>attack_speed</text:p>
          </table:table-cell>
          <table:table-cell office:value-type="string" table:style-name="ce2">
            <text:p>u</text:p>
          </table:table-cell>
          <table:table-cell office:value-type="string" table:style-name="ce8">
            <text:p>gauntlet_damage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5">
            <text:p>reckless_defende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4">
            <text:p>p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vital_point</text:p>
          </table:table-cell>
          <table:table-cell table:style-name="ce4"/>
          <table:table-cell office:value-type="string" table:style-name="ce2">
            <text:p>k</text:p>
          </table:table-cell>
          <table:table-cell table:style-name="ce2"/>
          <table:table-cell table:number-columns-repeated="5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attack_spe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office:value-type="string" table:style-name="ce2">
            <text:p>o</text:p>
          </table:table-cell>
          <table:table-cell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physical_any_wep_damage_big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trap_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table:number-columns-repeated="2" table:style-name="ce4"/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8">
            <text:p>gauntlet_damage_big</text:p>
          </table:table-cell>
          <table:table-cell table:style-name="ce2"/>
          <table:table-cell office:value-type="string" table:style-name="ce8">
            <text:p>ele_gauntlet_damage_big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eed_damage</text:p>
          </table:table-cell>
          <table:table-cell office:value-type="string" table:style-name="ce2">
            <text:p>u</text:p>
          </table:table-cell>
          <table:table-cell office:value-type="string" table:style-name="ce3">
            <text:p>bleed_chance_big</text:p>
          </table:table-cell>
          <table:table-cell table:number-columns-repeated="2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projection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table:number-columns-repeated="15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healing_receiv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fire_any_wep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any_wep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chance</text:p>
          </table:table-cell>
          <table:table-cell table:style-name="ce2"/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refined_taste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hys_to_fir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dex_dmg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ing_receiv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ll_fire_damage_big</text:p>
          </table:table-cell>
          <table:table-cell table:number-columns-repeated="5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amm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5">
            <text:p>bloody_dance</text:p>
          </table:table-cell>
          <table:table-cell table:number-columns-repeated="2" table:style-name="ce2"/>
          <table:table-cell office:value-type="string" table:style-name="ce3">
            <text:p>spirit_cos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steal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3">
            <text:p>move_speed_bi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urn_damag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8">
            <text:p>attack_speed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6">
            <text:p>immutable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ove_speed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5">
            <text:p>collateral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move_speed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5">
            <text:p>blood_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8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8">
            <text:p>attack_speed_big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bleed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style-name="ce2"/>
          <table:table-cell office:value-type="string" table:style-name="ce3">
            <text:p>gauntlet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gauntlet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2" table:style-name="ce2"/>
          <table:table-cell office:value-type="string" table:style-name="ce3">
            <text:p>lifesteal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poison_duration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5">
            <text:p>infect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regen_percent_big</text:p>
          </table:table-cell>
          <table:table-cell table:number-columns-repeated="6" table:style-name="ce2"/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p_dodge_small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9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8">
            <text:p>greatsword_damage</text:p>
          </table:table-cell>
          <table:table-cell office:value-type="string" table:style-name="ce2">
            <text:p>o</text:p>
          </table:table-cell>
          <table:table-cell office:value-type="string" table:style-name="ce8">
            <text:p>greatsword_damage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rmor_penetration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uration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ccuracy_percent</text:p>
          </table:table-cell>
          <table:table-cell table:style-name="ce2"/>
          <table:table-cell office:value-type="string" table:style-name="ce3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gauntlet_damage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ammer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3">
            <text:p>armor_dodge_big</text:p>
          </table:table-cell>
          <table:table-cell table:number-columns-repeated="10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5">
            <text:p>hemorrhage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crit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damage_big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4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table:number-columns-repeated="10" table:style-name="ce2"/>
          <table:table-cell office:value-type="string" table:style-name="ce3">
            <text:p>block_chanc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netratio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5">
            <text:p>siphoner</text:p>
          </table:table-cell>
          <table:table-cell table:style-name="ce2"/>
          <table:table-cell office:value-type="string" table:style-name="ce8">
            <text:p>greatsword_damage_big</text:p>
          </table:table-cell>
          <table:table-cell table:number-columns-repeated="3" table:style-name="ce2"/>
          <table:table-cell office:value-type="string" table:style-name="ce8">
            <text:p>ele_greatsword_damage</text:p>
          </table:table-cell>
          <table:table-cell table:style-name="ce2"/>
          <table:table-cell office:value-type="string" table:style-name="ce5">
            <text:p>wandering_bar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3">
            <text:p>armor_percent_big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critical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dod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mana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word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netratio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faster_projectiles</text:p>
          </table:table-cell>
          <table:table-cell table:number-columns-repeated="3" table:style-name="ce2"/>
          <table:table-cell office:value-type="string" table:style-name="ce3">
            <text:p>projectile_damage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4" table:style-name="ce2"/>
          <table:table-cell office:value-type="string" table:style-name="ce8">
            <text:p>ele_greatsword_damage_big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5">
            <text:p>snip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_big</text:p>
          </table:table-cell>
          <table:table-cell table:style-name="ce2"/>
          <table:table-cell office:value-type="string" table:style-name="ce3">
            <text:p>projectile_damage_big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4">
            <text:p>jewel_socket</text:p>
          </table:table-cell>
          <table:table-cell table:number-columns-repeated="3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3">
            <text:p>dodge_percent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5">
            <text:p>versatility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3">
            <text:p>critical_damage</text:p>
          </table:table-cell>
          <table:table-cell table:style-name="ce4"/>
          <table:table-cell table:style-name="ce2"/>
          <table:table-cell table:style-name="ce4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ilment_damage</text:p>
          </table:table-cell>
          <table:table-cell table:number-columns-repeated="4"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5">
            <text:p>fortified_reflexes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al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armor_penetration_percent</text:p>
          </table:table-cell>
          <table:table-cell table:number-columns-repeated="6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totem_damage</text:p>
          </table:table-cell>
          <table:table-cell table:number-columns-repeated="8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5" table:style-name="ce2"/>
          <table:table-cell office:value-type="string" table:style-name="ce3">
            <text:p>sword_damage_big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table:number-columns-repeated="3" table:style-name="ce2"/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armor_penetration_percen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total_damage_big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0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table:number-columns-repeated="5" table:style-name="ce2"/>
          <table:table-cell office:value-type="string" table:style-name="ce3">
            <text:p>inc_leech_big</text:p>
          </table:table-cell>
          <table:table-cell table:number-columns-repeated="5" table:style-name="ce2"/>
          <table:table-cell office:value-type="string" table:style-name="ce3">
            <text:p>totem_duration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int</text:p>
          </table:table-cell>
          <table:table-cell table:number-columns-repeated="4" table:style-name="ce2"/>
          <table:table-cell office:value-type="string" table:style-name="ce3">
            <text:p>spear_damage_big</text:p>
          </table:table-cell>
          <table:table-cell table:number-columns-repeated="3" table:style-name="ce2"/>
          <table:table-cell office:value-type="string" table:style-name="ce3">
            <text:p>spear_damage_big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3">
            <text:p>energy_regen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_big</text:p>
          </table:table-cell>
          <table:table-cell table:number-columns-repeated="6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7" table:style-name="ce2"/>
          <table:table-cell office:value-type="string" table:style-name="ce3">
            <text:p>totem_duration</text:p>
          </table:table-cell>
          <table:table-cell table:number-columns-repeated="3" table:style-name="ce2"/>
          <table:table-cell office:value-type="string" table:style-name="ce3">
            <text:p>totem_cdr</text:p>
          </table:table-cell>
          <table:table-cell table:number-columns-repeated="8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8" table:style-name="ce2"/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office:value-type="string" table:style-name="ce2">
            <text:p>o</text:p>
          </table:table-cell>
          <table:table-cell table:number-columns-repeated="9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4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047902" table:style-name="ro1">
          <table:table-cell table:number-columns-repeated="16384"/>
        </table:table-row>
        <table:table-row table:number-rows-repeated="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dc:creator>Kelvin Vuu</dc:creator>
    <dc:date>2025-08-08T06:49:57Z</dc:date>
    <meta:editing-cycles>93</meta:editing-cycles>
    <meta:editing-duration>PT29943S</meta:editing-duration>
  </office:meta>
</office:document-meta>
</file>